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3701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0.873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116"/>
    <style:style style:name="ce3" style:family="table-cell" style:parent-style-name="Excel_20_Built-in_20_Normal" style:data-style-name="N805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tm (время появления М1)</text:p>
          </table:table-cell>
          <table:table-cell table:number-columns-repeated="1019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2" office:value-type="date" office:date-value="2022-01-01T10:54:53">
            <text:p>2022-01-01 10:54:53</text:p>
          </table:table-cell>
          <table:table-cell table:style-name="ce2" office:value-type="date" office:date-value="2022-01-01T16:43:39">
            <text:p>2022-01-01 16:43:39</text:p>
          </table:table-cell>
          <table:table-cell/>
          <table:table-cell table:style-name="ce3" office:value-type="date" office:date-value="2022-01-01T13:00:10">
            <text:p>01/01/22 01:00 PM</text:p>
          </table:table-cell>
          <table:table-cell table:number-columns-repeated="1019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2" office:value-type="date" office:date-value="2022-01-02T12:26:41.999999">
            <text:p>2022-01-02 12:26:42</text:p>
          </table:table-cell>
          <table:table-cell table:style-name="ce2" office:value-type="date" office:date-value="2022-01-02T15:16:06">
            <text:p>2022-01-02 15:16:06</text:p>
          </table:table-cell>
          <table:table-cell/>
          <table:table-cell table:style-name="ce3" office:value-type="date" office:date-value="2022-01-01T13:00:10">
            <text:p>01/01/22 01:00 PM</text:p>
          </table:table-cell>
          <table:table-cell table:number-columns-repeated="1019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2" office:value-type="date" office:date-value="2022-01-04T12:06:07">
            <text:p>2022-01-04 12:06:07</text:p>
          </table:table-cell>
          <table:table-cell table:style-name="ce2" office:value-type="date" office:date-value="2022-01-04T15:04:34.000001">
            <text:p>2022-01-04 15:04:34</text:p>
          </table:table-cell>
          <table:table-cell table:number-columns-repeated="1021"/>
        </table:table-row>
        <table:table-row table:style-name="ro2">
          <table:table-cell table:style-name="ce1" office:value-type="float" office:value="163">
            <text:p>163</text:p>
          </table:table-cell>
          <table:table-cell table:style-name="ce2" office:value-type="date" office:date-value="2022-01-04T20:13:57">
            <text:p>2022-01-04 20:13:57</text:p>
          </table:table-cell>
          <table:table-cell table:style-name="ce2" office:value-type="date" office:date-value="2022-01-05T00:19:40">
            <text:p>2022-01-05 00:19:40</text:p>
          </table:table-cell>
          <table:table-cell table:number-columns-repeated="1021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2" office:value-type="date" office:date-value="2022-01-07T09:05:15.999999">
            <text:p>2022-01-07 09:05:16</text:p>
          </table:table-cell>
          <table:table-cell table:style-name="ce2" office:value-type="date" office:date-value="2022-01-07T14:05:15">
            <text:p>2022-01-07 14:05:15</text:p>
          </table:table-cell>
          <table:table-cell table:number-columns-repeated="1021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2" office:value-type="date" office:date-value="2022-01-08T08:06:21.000001">
            <text:p>2022-01-08 08:06:21</text:p>
          </table:table-cell>
          <table:table-cell table:style-name="ce2" office:value-type="date" office:date-value="2022-01-08T11:06:14">
            <text:p>2022-01-08 11:06:14</text:p>
          </table:table-cell>
          <table:table-cell table:number-columns-repeated="1021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2" office:value-type="date" office:date-value="2022-01-09T03:32:20">
            <text:p>2022-01-09 03:32:20</text:p>
          </table:table-cell>
          <table:table-cell table:style-name="ce2" office:value-type="date" office:date-value="2022-01-09T07:06:45">
            <text:p>2022-01-09 07:06:45</text:p>
          </table:table-cell>
          <table:table-cell table:number-columns-repeated="1021"/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2" office:value-type="date" office:date-value="2022-01-10T23:27:44">
            <text:p>2022-01-10 23:27:44</text:p>
          </table:table-cell>
          <table:table-cell table:style-name="ce2" office:value-type="date" office:date-value="2022-01-11T03:41:15.000001">
            <text:p>2022-01-11 03:41:15</text:p>
          </table:table-cell>
          <table:table-cell table:number-columns-repeated="1021"/>
        </table:table-row>
        <table:table-row table:style-name="ro2">
          <table:table-cell table:style-name="ce1" office:value-type="float" office:value="127">
            <text:p>127</text:p>
          </table:table-cell>
          <table:table-cell table:style-name="ce2" office:value-type="date" office:date-value="2022-01-16T20:01:07">
            <text:p>2022-01-16 20:01:07</text:p>
          </table:table-cell>
          <table:table-cell table:style-name="ce2" office:value-type="date" office:date-value="2022-01-16T22:50:16.999999">
            <text:p>2022-01-16 22:50:17</text:p>
          </table:table-cell>
          <table:table-cell table:number-columns-repeated="1021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2" office:value-type="date" office:date-value="2022-01-19T02:24:42">
            <text:p>2022-01-19 02:24:42</text:p>
          </table:table-cell>
          <table:table-cell table:style-name="ce2" office:value-type="date" office:date-value="2022-01-19T07:29:32">
            <text:p>2022-01-19 07:29:32</text:p>
          </table:table-cell>
          <table:table-cell/>
          <table:table-cell table:style-name="ce3" office:value-type="date" office:date-value="2022-01-19T07:29:40">
            <text:p>01/19/22 07:29 AM</text:p>
          </table:table-cell>
          <table:table-cell table:number-columns-repeated="1019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2" office:value-type="date" office:date-value="2022-01-19T15:03:17.999999">
            <text:p>2022-01-19 15:03:18</text:p>
          </table:table-cell>
          <table:table-cell table:style-name="ce2" office:value-type="date" office:date-value="2022-01-19T19:30:07">
            <text:p>2022-01-19 19:30:07</text:p>
          </table:table-cell>
          <table:table-cell table:number-columns-repeated="1021"/>
        </table:table-row>
        <table:table-row table:style-name="ro2">
          <table:table-cell table:style-name="ce1" office:value-type="float" office:value="151">
            <text:p>151</text:p>
          </table:table-cell>
          <table:table-cell table:style-name="ce2" office:value-type="date" office:date-value="2022-01-24T05:57:27">
            <text:p>2022-01-24 05:57:27</text:p>
          </table:table-cell>
          <table:table-cell table:style-name="ce2" office:value-type="date" office:date-value="2022-01-24T09:22:48">
            <text:p>2022-01-24 09:22:48</text:p>
          </table:table-cell>
          <table:table-cell table:number-columns-repeated="1021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2" office:value-type="date" office:date-value="2022-01-24T23:56:59">
            <text:p>2022-01-24 23:56:59</text:p>
          </table:table-cell>
          <table:table-cell table:style-name="ce2" office:value-type="date" office:date-value="2022-01-25T02:51:29">
            <text:p>2022-01-25 02:51:29</text:p>
          </table:table-cell>
          <table:table-cell table:number-columns-repeated="1021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2" office:value-type="date" office:date-value="2022-01-29T23:33:45.000001">
            <text:p>2022-01-29 23:33:45</text:p>
          </table:table-cell>
          <table:table-cell table:style-name="ce2" office:value-type="date" office:date-value="2022-01-30T04:06:42.000001">
            <text:p>2022-01-30 04:06:42</text:p>
          </table:table-cell>
          <table:table-cell table:number-columns-repeated="1021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2" office:value-type="date" office:date-value="2022-02-03T23:51:16.000001">
            <text:p>2022-02-03 23:51:16</text:p>
          </table:table-cell>
          <table:table-cell table:style-name="ce2" office:value-type="date" office:date-value="2022-02-04T02:47:56">
            <text:p>2022-02-04 02:47:56</text:p>
          </table:table-cell>
          <table:table-cell table:number-columns-repeated="1021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2" office:value-type="date" office:date-value="2022-02-06T18:05:24">
            <text:p>2022-02-06 18:05:24</text:p>
          </table:table-cell>
          <table:table-cell table:style-name="ce2" office:value-type="date" office:date-value="2022-02-06T23:44:27">
            <text:p>2022-02-06 23:44:27</text:p>
          </table:table-cell>
          <table:table-cell table:number-columns-repeated="1021"/>
        </table:table-row>
        <table:table-row table:style-name="ro2">
          <table:table-cell table:style-name="ce1" office:value-type="float" office:value="182">
            <text:p>182</text:p>
          </table:table-cell>
          <table:table-cell table:style-name="ce2" office:value-type="date" office:date-value="2022-02-12T16:37:03.000001">
            <text:p>2022-02-12 16:37:03</text:p>
          </table:table-cell>
          <table:table-cell table:style-name="ce2" office:value-type="date" office:date-value="2022-02-13T09:42:17">
            <text:p>2022-02-13 09:42:17</text:p>
          </table:table-cell>
          <table:table-cell table:number-columns-repeated="1021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2" office:value-type="date" office:date-value="2022-02-24T14:52:35">
            <text:p>2022-02-24 14:52:35</text:p>
          </table:table-cell>
          <table:table-cell table:style-name="ce2" office:value-type="date" office:date-value="2022-02-24T18:58:49">
            <text:p>2022-02-24 18:58:49</text:p>
          </table:table-cell>
          <table:table-cell table:number-columns-repeated="102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date" office:date-value="2022-02-25T03:44:52">
            <text:p>2022-02-25 03:44:52</text:p>
          </table:table-cell>
          <table:table-cell table:style-name="ce2" office:value-type="date" office:date-value="2022-02-25T08:15:03">
            <text:p>2022-02-25 08:15:03</text:p>
          </table:table-cell>
          <table:table-cell table:number-columns-repeated="1021"/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2" office:value-type="date" office:date-value="2022-03-03T06:01:43">
            <text:p>2022-03-03 06:01:43</text:p>
          </table:table-cell>
          <table:table-cell table:style-name="ce2" office:value-type="date" office:date-value="2022-03-03T12:01:24">
            <text:p>2022-03-03 12:01:24</text:p>
          </table:table-cell>
          <table:table-cell table:number-columns-repeated="1021"/>
        </table:table-row>
        <table:table-row table:style-name="ro2">
          <table:table-cell table:style-name="ce1" office:value-type="float" office:value="132">
            <text:p>132</text:p>
          </table:table-cell>
          <table:table-cell table:style-name="ce2" office:value-type="date" office:date-value="2022-03-06T22:18:14">
            <text:p>2022-03-06 22:18:14</text:p>
          </table:table-cell>
          <table:table-cell table:style-name="ce2" office:value-type="date" office:date-value="2022-03-07T03:37:22">
            <text:p>2022-03-07 03:37:22</text:p>
          </table:table-cell>
          <table:table-cell table:number-columns-repeated="1021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date" office:date-value="2022-03-11T06:06:36.000001">
            <text:p>2022-03-11 06:06:36</text:p>
          </table:table-cell>
          <table:table-cell table:style-name="ce2" office:value-type="date" office:date-value="2022-03-11T16:26:01">
            <text:p>2022-03-11 16:26:01</text:p>
          </table:table-cell>
          <table:table-cell table:number-columns-repeated="1021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date" office:date-value="2022-03-15T04:27:52">
            <text:p>2022-03-15 04:27:52</text:p>
          </table:table-cell>
          <table:table-cell table:style-name="ce2" office:value-type="date" office:date-value="2022-03-15T10:01:46">
            <text:p>2022-03-15 10:01:46</text:p>
          </table:table-cell>
          <table:table-cell table:number-columns-repeated="1021"/>
        </table:table-row>
        <table:table-row table:style-name="ro2">
          <table:table-cell table:style-name="ce1" office:value-type="float" office:value="158">
            <text:p>158</text:p>
          </table:table-cell>
          <table:table-cell table:style-name="ce2" office:value-type="date" office:date-value="2022-03-18T05:40:23">
            <text:p>2022-03-18 05:40:23</text:p>
          </table:table-cell>
          <table:table-cell table:style-name="ce2" office:value-type="date" office:date-value="2022-03-18T09:00:52">
            <text:p>2022-03-18 09:00:52</text:p>
          </table:table-cell>
          <table:table-cell table:number-columns-repeated="1021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date" office:date-value="2022-03-20T15:07:30.000001">
            <text:p>2022-03-20 15:07:30</text:p>
          </table:table-cell>
          <table:table-cell table:style-name="ce2" office:value-type="date" office:date-value="2022-03-20T19:12:11">
            <text:p>2022-03-20 19:12:11</text:p>
          </table:table-cell>
          <table:table-cell table:number-columns-repeated="1021"/>
        </table:table-row>
        <table:table-row table:style-name="ro2">
          <table:table-cell table:style-name="ce1" office:value-type="float" office:value="178">
            <text:p>178</text:p>
          </table:table-cell>
          <table:table-cell table:style-name="ce2" office:value-type="date" office:date-value="2022-03-21T01:29:58">
            <text:p>2022-03-21 01:29:58</text:p>
          </table:table-cell>
          <table:table-cell table:style-name="ce2" office:value-type="date" office:date-value="2022-03-21T05:35:13">
            <text:p>2022-03-21 05:35:13</text:p>
          </table:table-cell>
          <table:table-cell table:number-columns-repeated="1021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date" office:date-value="2022-03-22T04:32:05">
            <text:p>2022-03-22 04:32:05</text:p>
          </table:table-cell>
          <table:table-cell table:style-name="ce2" office:value-type="date" office:date-value="2022-03-22T12:41:40">
            <text:p>2022-03-22 12:41:40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date" office:date-value="2022-03-22T15:20:07.000001">
            <text:p>2022-03-22 15:20:07</text:p>
          </table:table-cell>
          <table:table-cell table:style-name="ce2" office:value-type="date" office:date-value="2022-03-22T18:51:43">
            <text:p>2022-03-22 18:51:43</text:p>
          </table:table-cell>
          <table:table-cell table:number-columns-repeated="1021"/>
        </table:table-row>
        <table:table-row table:style-name="ro2">
          <table:table-cell table:style-name="ce1" office:value-type="float" office:value="170">
            <text:p>170</text:p>
          </table:table-cell>
          <table:table-cell table:style-name="ce2" office:value-type="date" office:date-value="2022-03-26T15:39:54.999999">
            <text:p>2022-03-26 15:39:55</text:p>
          </table:table-cell>
          <table:table-cell table:style-name="ce2" office:value-type="date" office:date-value="2022-03-26T19:42:57.000001">
            <text:p>2022-03-26 19:42:57</text:p>
          </table:table-cell>
          <table:table-cell table:number-columns-repeated="1021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2" office:value-type="date" office:date-value="2022-03-28T08:13:39">
            <text:p>2022-03-28 08:13:39</text:p>
          </table:table-cell>
          <table:table-cell table:style-name="ce2" office:value-type="date" office:date-value="2022-03-28T13:22:50">
            <text:p>2022-03-28 13:22:50</text:p>
          </table:table-cell>
          <table:table-cell table:number-columns-repeated="1021"/>
        </table:table-row>
        <table:table-row table:style-name="ro2">
          <table:table-cell table:style-name="ce1" office:value-type="float" office:value="121">
            <text:p>121</text:p>
          </table:table-cell>
          <table:table-cell table:style-name="ce2" office:value-type="date" office:date-value="2022-04-02T05:53:22">
            <text:p>2022-04-02 05:53:22</text:p>
          </table:table-cell>
          <table:table-cell table:style-name="ce2" office:value-type="date" office:date-value="2022-04-02T10:17:33">
            <text:p>2022-04-02 10:17:33</text:p>
          </table:table-cell>
          <table:table-cell table:number-columns-repeated="1021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2" office:value-type="date" office:date-value="2022-04-04T01:54:11">
            <text:p>2022-04-04 01:54:11</text:p>
          </table:table-cell>
          <table:table-cell table:style-name="ce2" office:value-type="date" office:date-value="2022-04-04T04:50:28">
            <text:p>2022-04-04 04:50:28</text:p>
          </table:table-cell>
          <table:table-cell table:number-columns-repeated="1021"/>
        </table:table-row>
        <table:table-row table:style-name="ro2">
          <table:table-cell table:style-name="ce1" office:value-type="float" office:value="123">
            <text:p>123</text:p>
          </table:table-cell>
          <table:table-cell table:style-name="ce2" office:value-type="date" office:date-value="2022-04-05T06:35:45">
            <text:p>2022-04-05 06:35:45</text:p>
          </table:table-cell>
          <table:table-cell table:style-name="ce2" office:value-type="date" office:date-value="2022-04-05T10:08:21">
            <text:p>2022-04-05 10:08:21</text:p>
          </table:table-cell>
          <table:table-cell table:number-columns-repeated="1021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2" office:value-type="date" office:date-value="2022-04-05T12:35:56">
            <text:p>2022-04-05 12:35:56</text:p>
          </table:table-cell>
          <table:table-cell table:style-name="ce2" office:value-type="date" office:date-value="2022-04-05T15:58:20">
            <text:p>2022-04-05 15:58:20</text:p>
          </table:table-cell>
          <table:table-cell table:number-columns-repeated="1021"/>
        </table:table-row>
        <table:table-row table:style-name="ro2">
          <table:table-cell table:style-name="ce1" office:value-type="float" office:value="188">
            <text:p>188</text:p>
          </table:table-cell>
          <table:table-cell table:style-name="ce2" office:value-type="date" office:date-value="2022-04-06T16:31:35">
            <text:p>2022-04-06 16:31:35</text:p>
          </table:table-cell>
          <table:table-cell table:style-name="ce2" office:value-type="date" office:date-value="2022-04-07T11:59:39.000001">
            <text:p>2022-04-07 11:59:39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date" office:date-value="2022-04-09T16:22:51.000001">
            <text:p>2022-04-09 16:22:51</text:p>
          </table:table-cell>
          <table:table-cell table:style-name="ce2" office:value-type="date" office:date-value="2022-04-09T20:50:23">
            <text:p>2022-04-09 20:50:23</text:p>
          </table:table-cell>
          <table:table-cell table:number-columns-repeated="1021"/>
        </table:table-row>
        <table:table-row table:style-name="ro2">
          <table:table-cell table:style-name="ce1" office:value-type="float" office:value="174">
            <text:p>174</text:p>
          </table:table-cell>
          <table:table-cell table:style-name="ce2" office:value-type="date" office:date-value="2022-04-11T02:53:00.999999">
            <text:p>2022-04-11 02:53:01</text:p>
          </table:table-cell>
          <table:table-cell table:style-name="ce2" office:value-type="date" office:date-value="2022-04-11T07:42:28">
            <text:p>2022-04-11 07:42:28</text:p>
          </table:table-cell>
          <table:table-cell table:number-columns-repeated="1021"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2" office:value-type="date" office:date-value="2022-04-12T17:31:28">
            <text:p>2022-04-12 17:31:28</text:p>
          </table:table-cell>
          <table:table-cell table:style-name="ce2" office:value-type="date" office:date-value="2022-04-12T22:30:52.999999">
            <text:p>2022-04-12 22:30:53</text:p>
          </table:table-cell>
          <table:table-cell table:number-columns-repeated="1021"/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2" office:value-type="date" office:date-value="2022-04-15T17:40:00">
            <text:p>2022-04-15 17:40:00</text:p>
          </table:table-cell>
          <table:table-cell table:style-name="ce2" office:value-type="date" office:date-value="2022-04-15T20:44:06.000001">
            <text:p>2022-04-15 20:44:06</text:p>
          </table:table-cell>
          <table:table-cell table:number-columns-repeated="1021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date" office:date-value="2022-04-16T09:19:49.999999">
            <text:p>2022-04-16 09:19:50</text:p>
          </table:table-cell>
          <table:table-cell table:style-name="ce2" office:value-type="date" office:date-value="2022-04-16T13:26:47.999999">
            <text:p>2022-04-16 13:26:48</text:p>
          </table:table-cell>
          <table:table-cell table:number-columns-repeated="1021"/>
        </table:table-row>
        <table:table-row table:style-name="ro2">
          <table:table-cell table:style-name="ce1" office:value-type="float" office:value="115">
            <text:p>115</text:p>
          </table:table-cell>
          <table:table-cell table:style-name="ce2" office:value-type="date" office:date-value="2022-04-17T01:20:26">
            <text:p>2022-04-17 01:20:26</text:p>
          </table:table-cell>
          <table:table-cell table:style-name="ce2" office:value-type="date" office:date-value="2022-04-17T04:39:51">
            <text:p>2022-04-17 04:39:51</text:p>
          </table:table-cell>
          <table:table-cell table:number-columns-repeated="1021"/>
        </table:table-row>
        <table:table-row table:style-name="ro2">
          <table:table-cell table:style-name="ce1" office:value-type="float" office:value="167">
            <text:p>167</text:p>
          </table:table-cell>
          <table:table-cell table:style-name="ce2" office:value-type="date" office:date-value="2022-04-18T05:43:05">
            <text:p>2022-04-18 05:43:05</text:p>
          </table:table-cell>
          <table:table-cell table:style-name="ce2" office:value-type="date" office:date-value="2022-04-18T09:53:45">
            <text:p>2022-04-18 09:53:45</text:p>
          </table:table-cell>
          <table:table-cell table:number-columns-repeated="1021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date" office:date-value="2022-04-19T08:16:34">
            <text:p>2022-04-19 08:16:34</text:p>
          </table:table-cell>
          <table:table-cell table:style-name="ce2" office:value-type="date" office:date-value="2022-04-19T11:39:43.000001">
            <text:p>2022-04-19 11:39:43</text:p>
          </table:table-cell>
          <table:table-cell table:number-columns-repeated="1021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2" office:value-type="date" office:date-value="2022-04-27T03:41:55">
            <text:p>2022-04-27 03:41:55</text:p>
          </table:table-cell>
          <table:table-cell table:style-name="ce2" office:value-type="date" office:date-value="2022-04-27T08:21:24">
            <text:p>2022-04-27 08:21:24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date" office:date-value="2022-04-29T13:01:08">
            <text:p>2022-04-29 13:01:08</text:p>
          </table:table-cell>
          <table:table-cell table:style-name="ce2" office:value-type="date" office:date-value="2022-04-29T16:14:37.999999">
            <text:p>2022-04-29 16:14:38</text:p>
          </table:table-cell>
          <table:table-cell table:number-columns-repeated="1021"/>
        </table:table-row>
        <table:table-row table:style-name="ro2">
          <table:table-cell table:style-name="ce1" office:value-type="float" office:value="155">
            <text:p>155</text:p>
          </table:table-cell>
          <table:table-cell table:style-name="ce2" office:value-type="date" office:date-value="2022-04-29T19:10:10.000001">
            <text:p>2022-04-29 19:10:10</text:p>
          </table:table-cell>
          <table:table-cell table:style-name="ce2" office:value-type="date" office:date-value="2022-04-30T00:04:30">
            <text:p>2022-04-30 00:04:30</text:p>
          </table:table-cell>
          <table:table-cell table:number-columns-repeated="1021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2" office:value-type="date" office:date-value="2022-04-30T18:06:28">
            <text:p>2022-04-30 18:06:28</text:p>
          </table:table-cell>
          <table:table-cell table:style-name="ce2" office:value-type="date" office:date-value="2022-04-30T23:28:32">
            <text:p>2022-04-30 23:28:32</text:p>
          </table:table-cell>
          <table:table-cell table:number-columns-repeated="1021"/>
        </table:table-row>
        <table:table-row table:style-name="ro2">
          <table:table-cell table:style-name="ce1" office:value-type="float" office:value="130">
            <text:p>130</text:p>
          </table:table-cell>
          <table:table-cell table:style-name="ce2" office:value-type="date" office:date-value="2022-05-01T11:45:01">
            <text:p>2022-05-01 11:45:01</text:p>
          </table:table-cell>
          <table:table-cell table:style-name="ce2" office:value-type="date" office:date-value="2022-05-01T15:28:43">
            <text:p>2022-05-01 15:28:43</text:p>
          </table:table-cell>
          <table:table-cell table:number-columns-repeated="1021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date" office:date-value="2022-05-05T14:02:39">
            <text:p>2022-05-05 14:02:39</text:p>
          </table:table-cell>
          <table:table-cell table:style-name="ce2" office:value-type="date" office:date-value="2022-05-05T17:55:53.999999">
            <text:p>2022-05-05 17:55:54</text:p>
          </table:table-cell>
          <table:table-cell table:number-columns-repeated="1021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date" office:date-value="2022-05-06T03:00:47">
            <text:p>2022-05-06 03:00:47</text:p>
          </table:table-cell>
          <table:table-cell table:style-name="ce2" office:value-type="date" office:date-value="2022-05-06T07:21:25.000001">
            <text:p>2022-05-06 07:21:25</text:p>
          </table:table-cell>
          <table:table-cell table:number-columns-repeated="1021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2" office:value-type="date" office:date-value="2022-05-07T22:23:50.000001">
            <text:p>2022-05-07 22:23:50</text:p>
          </table:table-cell>
          <table:table-cell table:style-name="ce2" office:value-type="date" office:date-value="2022-05-08T01:34:36">
            <text:p>2022-05-08 01:34:36</text:p>
          </table:table-cell>
          <table:table-cell table:number-columns-repeated="1021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2" office:value-type="date" office:date-value="2022-05-08T10:34:59">
            <text:p>2022-05-08 10:34:59</text:p>
          </table:table-cell>
          <table:table-cell table:style-name="ce2" office:value-type="date" office:date-value="2022-05-08T15:19:32">
            <text:p>2022-05-08 15:19:32</text:p>
          </table:table-cell>
          <table:table-cell table:number-columns-repeated="1021"/>
        </table:table-row>
        <table:table-row table:style-name="ro2">
          <table:table-cell table:style-name="ce1" office:value-type="float" office:value="157">
            <text:p>157</text:p>
          </table:table-cell>
          <table:table-cell table:style-name="ce2" office:value-type="date" office:date-value="2022-05-09T19:55:20">
            <text:p>2022-05-09 19:55:20</text:p>
          </table:table-cell>
          <table:table-cell table:style-name="ce2" office:value-type="date" office:date-value="2022-05-10T00:49:22">
            <text:p>2022-05-10 00:49:22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2" office:value-type="date" office:date-value="2022-05-16T21:49:47">
            <text:p>2022-05-16 21:49:47</text:p>
          </table:table-cell>
          <table:table-cell table:style-name="ce2" office:value-type="date" office:date-value="2022-05-17T02:03:08">
            <text:p>2022-05-17 02:03:08</text:p>
          </table:table-cell>
          <table:table-cell table:number-columns-repeated="1021"/>
        </table:table-row>
        <table:table-row table:style-name="ro2">
          <table:table-cell table:style-name="ce1" office:value-type="float" office:value="179">
            <text:p>179</text:p>
          </table:table-cell>
          <table:table-cell table:style-name="ce2" office:value-type="date" office:date-value="2022-05-18T00:25:31">
            <text:p>2022-05-18 00:25:31</text:p>
          </table:table-cell>
          <table:table-cell table:style-name="ce2" office:value-type="date" office:date-value="2022-05-18T04:06:01">
            <text:p>2022-05-18 04:06:01</text:p>
          </table:table-cell>
          <table:table-cell table:number-columns-repeated="1021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2" office:value-type="date" office:date-value="2022-05-18T12:10:27.000001">
            <text:p>2022-05-18 12:10:27</text:p>
          </table:table-cell>
          <table:table-cell table:style-name="ce2" office:value-type="date" office:date-value="2022-05-18T16:06:16">
            <text:p>2022-05-18 16:06:16</text:p>
          </table:table-cell>
          <table:table-cell table:number-columns-repeated="1021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2" office:value-type="date" office:date-value="2022-05-20T14:13:37">
            <text:p>2022-05-20 14:13:37</text:p>
          </table:table-cell>
          <table:table-cell table:style-name="ce2" office:value-type="date" office:date-value="2022-05-20T18:09:54">
            <text:p>2022-05-20 18:09:54</text:p>
          </table:table-cell>
          <table:table-cell table:number-columns-repeated="1021"/>
        </table:table-row>
        <table:table-row table:style-name="ro2">
          <table:table-cell table:style-name="ce1" office:value-type="float" office:value="142">
            <text:p>142</text:p>
          </table:table-cell>
          <table:table-cell table:style-name="ce2" office:value-type="date" office:date-value="2022-05-24T18:46:21">
            <text:p>2022-05-24 18:46:21</text:p>
          </table:table-cell>
          <table:table-cell table:style-name="ce2" office:value-type="date" office:date-value="2022-05-24T22:04:44.000001">
            <text:p>2022-05-24 22:04:44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2" office:value-type="date" office:date-value="2022-05-25T04:35:34">
            <text:p>2022-05-25 04:35:34</text:p>
          </table:table-cell>
          <table:table-cell table:style-name="ce2" office:value-type="date" office:date-value="2022-05-25T09:13:33">
            <text:p>2022-05-25 09:13:33</text:p>
          </table:table-cell>
          <table:table-cell table:number-columns-repeated="1021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2" office:value-type="date" office:date-value="2022-05-26T12:23:08.000001">
            <text:p>2022-05-26 12:23:08</text:p>
          </table:table-cell>
          <table:table-cell table:style-name="ce2" office:value-type="date" office:date-value="2022-05-26T17:00:02">
            <text:p>2022-05-26 17:00:02</text:p>
          </table:table-cell>
          <table:table-cell table:number-columns-repeated="1021"/>
        </table:table-row>
        <table:table-row table:style-name="ro2">
          <table:table-cell table:style-name="ce1" office:value-type="float" office:value="139">
            <text:p>139</text:p>
          </table:table-cell>
          <table:table-cell table:style-name="ce2" office:value-type="date" office:date-value="2022-05-27T15:16:55">
            <text:p>2022-05-27 15:16:55</text:p>
          </table:table-cell>
          <table:table-cell table:style-name="ce2" office:value-type="date" office:date-value="2022-05-27T18:36:30.999999">
            <text:p>2022-05-27 18:36:31</text:p>
          </table:table-cell>
          <table:table-cell table:number-columns-repeated="1021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2" office:value-type="date" office:date-value="2022-05-28T20:32:05">
            <text:p>2022-05-28 20:32:05</text:p>
          </table:table-cell>
          <table:table-cell table:style-name="ce2" office:value-type="date" office:date-value="2022-05-29T00:54:16">
            <text:p>2022-05-29 00:54:16</text:p>
          </table:table-cell>
          <table:table-cell table:number-columns-repeated="1021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date" office:date-value="2022-05-30T08:25:45">
            <text:p>2022-05-30 08:25:45</text:p>
          </table:table-cell>
          <table:table-cell table:style-name="ce2" office:value-type="date" office:date-value="2022-05-30T11:56:13">
            <text:p>2022-05-30 11:56:13</text:p>
          </table:table-cell>
          <table:table-cell table:number-columns-repeated="1021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2" office:value-type="date" office:date-value="2022-05-30T14:57:41.000001">
            <text:p>2022-05-30 14:57:41</text:p>
          </table:table-cell>
          <table:table-cell table:style-name="ce2" office:value-type="date" office:date-value="2022-05-30T19:04:11">
            <text:p>2022-05-30 19:04:11</text:p>
          </table:table-cell>
          <table:table-cell table:number-columns-repeated="1021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2" office:value-type="date" office:date-value="2022-05-31T17:43:56">
            <text:p>2022-05-31 17:43:56</text:p>
          </table:table-cell>
          <table:table-cell table:style-name="ce2" office:value-type="date" office:date-value="2022-05-31T22:53:19">
            <text:p>2022-05-31 22:53:19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2" office:value-type="date" office:date-value="2022-06-07T12:04:13">
            <text:p>2022-06-07 12:04:13</text:p>
          </table:table-cell>
          <table:table-cell table:style-name="ce2" office:value-type="date" office:date-value="2022-06-07T17:09:21">
            <text:p>2022-06-07 17:09:21</text:p>
          </table:table-cell>
          <table:table-cell table:number-columns-repeated="1021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2" office:value-type="date" office:date-value="2022-06-14T17:24:46">
            <text:p>2022-06-14 17:24:46</text:p>
          </table:table-cell>
          <table:table-cell table:style-name="ce2" office:value-type="date" office:date-value="2022-06-14T20:56:33">
            <text:p>2022-06-14 20:56:33</text:p>
          </table:table-cell>
          <table:table-cell table:number-columns-repeated="1021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2" office:value-type="date" office:date-value="2022-06-14T21:43:22.999999">
            <text:p>2022-06-14 21:43:23</text:p>
          </table:table-cell>
          <table:table-cell table:style-name="ce2" office:value-type="date" office:date-value="2022-06-15T01:52:59">
            <text:p>2022-06-15 01:52:59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2" office:value-type="date" office:date-value="2022-06-19T05:56:50">
            <text:p>2022-06-19 05:56:50</text:p>
          </table:table-cell>
          <table:table-cell table:style-name="ce2" office:value-type="date" office:date-value="2022-06-19T09:37:19">
            <text:p>2022-06-19 09:37:19</text:p>
          </table:table-cell>
          <table:table-cell table:number-columns-repeated="1021"/>
        </table:table-row>
        <table:table-row table:style-name="ro2">
          <table:table-cell table:style-name="ce1" office:value-type="float" office:value="141">
            <text:p>141</text:p>
          </table:table-cell>
          <table:table-cell table:style-name="ce2" office:value-type="date" office:date-value="2022-06-19T15:05:56">
            <text:p>2022-06-19 15:05:56</text:p>
          </table:table-cell>
          <table:table-cell table:style-name="ce2" office:value-type="date" office:date-value="2022-06-19T19:34:29.000001">
            <text:p>2022-06-19 19:34:29</text:p>
          </table:table-cell>
          <table:table-cell table:number-columns-repeated="1021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2" office:value-type="date" office:date-value="2022-06-20T12:03:48">
            <text:p>2022-06-20 12:03:48</text:p>
          </table:table-cell>
          <table:table-cell table:style-name="ce2" office:value-type="date" office:date-value="2022-06-20T17:40:32">
            <text:p>2022-06-20 17:40:32</text:p>
          </table:table-cell>
          <table:table-cell table:number-columns-repeated="1021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2" office:value-type="date" office:date-value="2022-06-22T03:30:09">
            <text:p>2022-06-22 03:30:09</text:p>
          </table:table-cell>
          <table:table-cell table:style-name="ce2" office:value-type="date" office:date-value="2022-06-22T06:41:29">
            <text:p>2022-06-22 06:41:29</text:p>
          </table:table-cell>
          <table:table-cell table:number-columns-repeated="1021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2" office:value-type="date" office:date-value="2022-06-22T04:02:00">
            <text:p>2022-06-22 04:02:00</text:p>
          </table:table-cell>
          <table:table-cell table:style-name="ce2" office:value-type="date" office:date-value="2022-06-22T19:55:55">
            <text:p>2022-06-22 19:55:55</text:p>
          </table:table-cell>
          <table:table-cell table:number-columns-repeated="1021"/>
        </table:table-row>
        <table:table-row table:style-name="ro2">
          <table:table-cell table:style-name="ce1" office:value-type="float" office:value="148">
            <text:p>148</text:p>
          </table:table-cell>
          <table:table-cell table:style-name="ce2" office:value-type="date" office:date-value="2022-06-23T23:47:19">
            <text:p>2022-06-23 23:47:19</text:p>
          </table:table-cell>
          <table:table-cell table:style-name="ce2" office:value-type="date" office:date-value="2022-06-24T05:20:52">
            <text:p>2022-06-24 05:20:52</text:p>
          </table:table-cell>
          <table:table-cell table:number-columns-repeated="1021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2" office:value-type="date" office:date-value="2022-06-29T10:58:52">
            <text:p>2022-06-29 10:58:52</text:p>
          </table:table-cell>
          <table:table-cell table:style-name="ce2" office:value-type="date" office:date-value="2022-06-29T14:37:29">
            <text:p>2022-06-29 14:37:29</text:p>
          </table:table-cell>
          <table:table-cell table:number-columns-repeated="1021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2" office:value-type="date" office:date-value="2022-07-01T20:42:07">
            <text:p>2022-07-01 20:42:07</text:p>
          </table:table-cell>
          <table:table-cell table:style-name="ce2" office:value-type="date" office:date-value="2022-07-01T23:47:49">
            <text:p>2022-07-01 23:47:49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2" office:value-type="date" office:date-value="2022-07-02T14:21:09.999999">
            <text:p>2022-07-02 14:21:10</text:p>
          </table:table-cell>
          <table:table-cell table:style-name="ce2" office:value-type="date" office:date-value="2022-07-02T18:11:14">
            <text:p>2022-07-02 18:11:14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2" office:value-type="date" office:date-value="2022-07-08T17:15:55">
            <text:p>2022-07-08 17:15:55</text:p>
          </table:table-cell>
          <table:table-cell table:style-name="ce2" office:value-type="date" office:date-value="2022-07-08T22:20:41">
            <text:p>2022-07-08 22:20:41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2" office:value-type="date" office:date-value="2022-07-09T07:56:31">
            <text:p>2022-07-09 07:56:31</text:p>
          </table:table-cell>
          <table:table-cell table:style-name="ce2" office:value-type="date" office:date-value="2022-07-09T11:45:56">
            <text:p>2022-07-09 11:45:56</text:p>
          </table:table-cell>
          <table:table-cell table:number-columns-repeated="1021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2" office:value-type="date" office:date-value="2022-07-10T04:56:41.999999">
            <text:p>2022-07-10 04:56:42</text:p>
          </table:table-cell>
          <table:table-cell table:style-name="ce2" office:value-type="date" office:date-value="2022-07-10T10:07:27">
            <text:p>2022-07-10 10:07:27</text:p>
          </table:table-cell>
          <table:table-cell table:number-columns-repeated="1021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2" office:value-type="date" office:date-value="2022-07-10T09:58:58">
            <text:p>2022-07-10 09:58:58</text:p>
          </table:table-cell>
          <table:table-cell table:style-name="ce2" office:value-type="date" office:date-value="2022-07-10T13:02:15.000001">
            <text:p>2022-07-10 13:02:15</text:p>
          </table:table-cell>
          <table:table-cell table:number-columns-repeated="1021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2" office:value-type="date" office:date-value="2022-07-10T16:19:31">
            <text:p>2022-07-10 16:19:31</text:p>
          </table:table-cell>
          <table:table-cell table:style-name="ce2" office:value-type="date" office:date-value="2022-07-10T20:26:41">
            <text:p>2022-07-10 20:26:41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2" office:value-type="date" office:date-value="2022-07-11T12:51:09">
            <text:p>2022-07-11 12:51:09</text:p>
          </table:table-cell>
          <table:table-cell table:style-name="ce2" office:value-type="date" office:date-value="2022-07-11T18:07:20">
            <text:p>2022-07-11 18:07:20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2" office:value-type="date" office:date-value="2022-07-12T04:33:08.000001">
            <text:p>2022-07-12 04:33:08</text:p>
          </table:table-cell>
          <table:table-cell table:style-name="ce2" office:value-type="date" office:date-value="2022-07-12T08:27:02">
            <text:p>2022-07-12 08:27:02</text:p>
          </table:table-cell>
          <table:table-cell table:number-columns-repeated="1021"/>
        </table:table-row>
        <table:table-row table:style-name="ro2">
          <table:table-cell table:style-name="ce1" office:value-type="float" office:value="165">
            <text:p>165</text:p>
          </table:table-cell>
          <table:table-cell table:style-name="ce2" office:value-type="date" office:date-value="2022-07-13T01:35:50">
            <text:p>2022-07-13 01:35:50</text:p>
          </table:table-cell>
          <table:table-cell table:style-name="ce2" office:value-type="date" office:date-value="2022-07-13T05:36:24">
            <text:p>2022-07-13 05:36:24</text:p>
          </table:table-cell>
          <table:table-cell table:number-columns-repeated="1021"/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2" office:value-type="date" office:date-value="2022-07-18T17:35:56">
            <text:p>2022-07-18 17:35:56</text:p>
          </table:table-cell>
          <table:table-cell table:style-name="ce2" office:value-type="date" office:date-value="2022-07-18T21:34:24">
            <text:p>2022-07-18 21:34:24</text:p>
          </table:table-cell>
          <table:table-cell table:number-columns-repeated="1021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2" office:value-type="date" office:date-value="2022-07-19T08:01:59">
            <text:p>2022-07-19 08:01:59</text:p>
          </table:table-cell>
          <table:table-cell table:style-name="ce2" office:value-type="date" office:date-value="2022-07-19T12:58:16">
            <text:p>2022-07-19 12:58:16</text:p>
          </table:table-cell>
          <table:table-cell table:number-columns-repeated="1021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2" office:value-type="date" office:date-value="2022-07-22T13:18:36">
            <text:p>2022-07-22 13:18:36</text:p>
          </table:table-cell>
          <table:table-cell table:style-name="ce2" office:value-type="date" office:date-value="2022-07-22T23:06:43">
            <text:p>2022-07-22 23:06:43</text:p>
          </table:table-cell>
          <table:table-cell table:number-columns-repeated="1021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2" office:value-type="date" office:date-value="2022-07-23T11:56:24.999999">
            <text:p>2022-07-23 11:56:25</text:p>
          </table:table-cell>
          <table:table-cell table:style-name="ce2" office:value-type="date" office:date-value="2022-07-23T15:22:18">
            <text:p>2022-07-23 15:22:18</text:p>
          </table:table-cell>
          <table:table-cell table:number-columns-repeated="1021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2" office:value-type="date" office:date-value="2022-07-26T01:09:58">
            <text:p>2022-07-26 01:09:58</text:p>
          </table:table-cell>
          <table:table-cell table:style-name="ce2" office:value-type="date" office:date-value="2022-07-26T06:26:41.999999">
            <text:p>2022-07-26 06:26:42</text:p>
          </table:table-cell>
          <table:table-cell table:number-columns-repeated="1021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2" office:value-type="date" office:date-value="2022-07-27T04:35:05.000001">
            <text:p>2022-07-27 04:35:05</text:p>
          </table:table-cell>
          <table:table-cell table:style-name="ce2" office:value-type="date" office:date-value="2022-07-27T08:25:00.000001">
            <text:p>2022-07-27 08:25:00</text:p>
          </table:table-cell>
          <table:table-cell table:number-columns-repeated="1021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2" office:value-type="date" office:date-value="2022-08-02T01:43:17">
            <text:p>2022-08-02 01:43:17</text:p>
          </table:table-cell>
          <table:table-cell table:style-name="ce2" office:value-type="date" office:date-value="2022-08-02T04:42:22">
            <text:p>2022-08-02 04:42:22</text:p>
          </table:table-cell>
          <table:table-cell table:number-columns-repeated="1021"/>
        </table:table-row>
        <table:table-row table:style-name="ro2">
          <table:table-cell table:style-name="ce1" office:value-type="float" office:value="169">
            <text:p>169</text:p>
          </table:table-cell>
          <table:table-cell table:style-name="ce2" office:value-type="date" office:date-value="2022-08-03T03:44:42">
            <text:p>2022-08-03 03:44:42</text:p>
          </table:table-cell>
          <table:table-cell table:style-name="ce2" office:value-type="date" office:date-value="2022-08-03T07:32:00">
            <text:p>2022-08-03 07:32:00</text:p>
          </table:table-cell>
          <table:table-cell table:number-columns-repeated="1021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2" office:value-type="date" office:date-value="2022-08-05T09:40:44.000001">
            <text:p>2022-08-05 09:40:44</text:p>
          </table:table-cell>
          <table:table-cell table:style-name="ce2" office:value-type="date" office:date-value="2022-08-05T15:30:54.000001">
            <text:p>2022-08-05 15:30:54</text:p>
          </table:table-cell>
          <table:table-cell table:number-columns-repeated="1021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2" office:value-type="date" office:date-value="2022-08-07T17:47:50">
            <text:p>2022-08-07 17:47:50</text:p>
          </table:table-cell>
          <table:table-cell table:style-name="ce2" office:value-type="date" office:date-value="2022-08-07T21:29:06.000001">
            <text:p>2022-08-07 21:29:06</text:p>
          </table:table-cell>
          <table:table-cell table:number-columns-repeated="1021"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2" office:value-type="date" office:date-value="2022-08-09T20:16:51">
            <text:p>2022-08-09 20:16:51</text:p>
          </table:table-cell>
          <table:table-cell table:style-name="ce2" office:value-type="date" office:date-value="2022-08-09T23:48:59">
            <text:p>2022-08-09 23:48:59</text:p>
          </table:table-cell>
          <table:table-cell table:number-columns-repeated="1021"/>
        </table:table-row>
        <table:table-row table:style-name="ro2">
          <table:table-cell table:style-name="ce1" office:value-type="float" office:value="185">
            <text:p>185</text:p>
          </table:table-cell>
          <table:table-cell table:style-name="ce2" office:value-type="date" office:date-value="2022-08-15T18:12:13">
            <text:p>2022-08-15 18:12:13</text:p>
          </table:table-cell>
          <table:table-cell table:style-name="ce2" office:value-type="date" office:date-value="2022-08-16T16:42:44">
            <text:p>2022-08-16 16:42:44</text:p>
          </table:table-cell>
          <table:table-cell table:number-columns-repeated="1021"/>
        </table:table-row>
        <table:table-row table:style-name="ro2">
          <table:table-cell table:style-name="ce1" office:value-type="float" office:value="180">
            <text:p>180</text:p>
          </table:table-cell>
          <table:table-cell table:style-name="ce2" office:value-type="date" office:date-value="2022-08-18T13:15:35">
            <text:p>2022-08-18 13:15:35</text:p>
          </table:table-cell>
          <table:table-cell table:style-name="ce2" office:value-type="date" office:date-value="2022-08-18T17:26:24">
            <text:p>2022-08-18 17:26:24</text:p>
          </table:table-cell>
          <table:table-cell table:number-columns-repeated="1021"/>
        </table:table-row>
        <table:table-row table:style-name="ro2">
          <table:table-cell table:style-name="ce1" office:value-type="float" office:value="172">
            <text:p>172</text:p>
          </table:table-cell>
          <table:table-cell table:style-name="ce2" office:value-type="date" office:date-value="2022-08-20T14:39:40">
            <text:p>2022-08-20 14:39:40</text:p>
          </table:table-cell>
          <table:table-cell table:style-name="ce2" office:value-type="date" office:date-value="2022-08-20T18:59:47">
            <text:p>2022-08-20 18:59:47</text:p>
          </table:table-cell>
          <table:table-cell table:number-columns-repeated="1021"/>
        </table:table-row>
        <table:table-row table:style-name="ro2">
          <table:table-cell table:style-name="ce1" office:value-type="float" office:value="177">
            <text:p>177</text:p>
          </table:table-cell>
          <table:table-cell table:style-name="ce2" office:value-type="date" office:date-value="2022-08-24T22:14:12">
            <text:p>2022-08-24 22:14:12</text:p>
          </table:table-cell>
          <table:table-cell table:style-name="ce2" office:value-type="date" office:date-value="2022-08-25T01:57:29">
            <text:p>2022-08-25 01:57:29</text:p>
          </table:table-cell>
          <table:table-cell table:number-columns-repeated="1021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2" office:value-type="date" office:date-value="2022-08-26T01:16:35">
            <text:p>2022-08-26 01:16:35</text:p>
          </table:table-cell>
          <table:table-cell table:style-name="ce2" office:value-type="date" office:date-value="2022-08-26T04:48:09.000001">
            <text:p>2022-08-26 04:48:09</text:p>
          </table:table-cell>
          <table:table-cell table:number-columns-repeated="1021"/>
        </table:table-row>
        <table:table-row table:style-name="ro2">
          <table:table-cell table:style-name="ce1" office:value-type="float" office:value="152">
            <text:p>152</text:p>
          </table:table-cell>
          <table:table-cell table:style-name="ce2" office:value-type="date" office:date-value="2022-08-27T20:27:45">
            <text:p>2022-08-27 20:27:45</text:p>
          </table:table-cell>
          <table:table-cell table:style-name="ce2" office:value-type="date" office:date-value="2022-08-28T00:33:28">
            <text:p>2022-08-28 00:33:28</text:p>
          </table:table-cell>
          <table:table-cell table:number-columns-repeated="1021"/>
        </table:table-row>
        <table:table-row table:style-name="ro2">
          <table:table-cell table:style-name="ce1" office:value-type="float" office:value="160">
            <text:p>160</text:p>
          </table:table-cell>
          <table:table-cell table:style-name="ce2" office:value-type="date" office:date-value="2022-09-01T01:16:13">
            <text:p>2022-09-01 01:16:13</text:p>
          </table:table-cell>
          <table:table-cell table:style-name="ce2" office:value-type="date" office:date-value="2022-09-01T07:33:38">
            <text:p>2022-09-01 07:33:38</text:p>
          </table:table-cell>
          <table:table-cell table:number-columns-repeated="1021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date" office:date-value="2022-09-01T07:33:32">
            <text:p>2022-09-01 07:33:32</text:p>
          </table:table-cell>
          <table:table-cell table:style-name="ce2" office:value-type="date" office:date-value="2022-09-01T14:50:04.999999">
            <text:p>2022-09-01 14:50:05</text:p>
          </table:table-cell>
          <table:table-cell table:number-columns-repeated="1021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2" office:value-type="date" office:date-value="2022-09-03T08:11:54">
            <text:p>2022-09-03 08:11:54</text:p>
          </table:table-cell>
          <table:table-cell table:style-name="ce2" office:value-type="date" office:date-value="2022-09-03T13:55:19">
            <text:p>2022-09-03 13:55:19</text:p>
          </table:table-cell>
          <table:table-cell table:number-columns-repeated="1021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2" office:value-type="date" office:date-value="2022-09-05T16:11:06">
            <text:p>2022-09-05 16:11:06</text:p>
          </table:table-cell>
          <table:table-cell table:style-name="ce2" office:value-type="date" office:date-value="2022-09-05T20:51:43">
            <text:p>2022-09-05 20:51:43</text:p>
          </table:table-cell>
          <table:table-cell table:number-columns-repeated="1021"/>
        </table:table-row>
        <table:table-row table:style-name="ro2">
          <table:table-cell table:style-name="ce1" office:value-type="float" office:value="181">
            <text:p>181</text:p>
          </table:table-cell>
          <table:table-cell table:style-name="ce2" office:value-type="date" office:date-value="2022-09-18T11:09:15">
            <text:p>2022-09-18 11:09:15</text:p>
          </table:table-cell>
          <table:table-cell table:style-name="ce2" office:value-type="date" office:date-value="2022-09-18T23:01:48">
            <text:p>2022-09-18 23:01:48</text:p>
          </table:table-cell>
          <table:table-cell table:number-columns-repeated="1021"/>
        </table:table-row>
        <table:table-row table:style-name="ro2">
          <table:table-cell table:style-name="ce1" office:value-type="float" office:value="187">
            <text:p>187</text:p>
          </table:table-cell>
          <table:table-cell table:style-name="ce2" office:value-type="date" office:date-value="2022-09-23T06:36:45">
            <text:p>2022-09-23 06:36:45</text:p>
          </table:table-cell>
          <table:table-cell table:style-name="ce2" office:value-type="date" office:date-value="2022-09-24T07:35:14">
            <text:p>2022-09-24 07:35:14</text:p>
          </table:table-cell>
          <table:table-cell table:number-columns-repeated="1021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2" office:value-type="date" office:date-value="2022-09-28T03:34:45">
            <text:p>2022-09-28 03:34:45</text:p>
          </table:table-cell>
          <table:table-cell table:style-name="ce2" office:value-type="date" office:date-value="2022-09-28T08:09:52">
            <text:p>2022-09-28 08:09:52</text:p>
          </table:table-cell>
          <table:table-cell table:number-columns-repeated="1021"/>
        </table:table-row>
        <table:table-row table:style-name="ro2">
          <table:table-cell table:style-name="ce1" office:value-type="float" office:value="119">
            <text:p>119</text:p>
          </table:table-cell>
          <table:table-cell table:style-name="ce2" office:value-type="date" office:date-value="2022-10-03T01:30:13">
            <text:p>2022-10-03 01:30:13</text:p>
          </table:table-cell>
          <table:table-cell table:style-name="ce2" office:value-type="date" office:date-value="2022-10-03T06:58:48">
            <text:p>2022-10-03 06:58:48</text:p>
          </table:table-cell>
          <table:table-cell table:number-columns-repeated="1021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2" office:value-type="date" office:date-value="2022-10-03T11:38:44">
            <text:p>2022-10-03 11:38:44</text:p>
          </table:table-cell>
          <table:table-cell table:style-name="ce2" office:value-type="date" office:date-value="2022-10-03T17:50:22.000001">
            <text:p>2022-10-03 17:50:22</text:p>
          </table:table-cell>
          <table:table-cell table:number-columns-repeated="1021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2" office:value-type="date" office:date-value="2022-10-05T19:52:17">
            <text:p>2022-10-05 19:52:17</text:p>
          </table:table-cell>
          <table:table-cell table:style-name="ce2" office:value-type="date" office:date-value="2022-10-06T00:26:58">
            <text:p>2022-10-06 00:26:58</text:p>
          </table:table-cell>
          <table:table-cell table:number-columns-repeated="1021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2" office:value-type="date" office:date-value="2022-10-08T19:41:27">
            <text:p>2022-10-08 19:41:27</text:p>
          </table:table-cell>
          <table:table-cell table:style-name="ce2" office:value-type="date" office:date-value="2022-10-09T01:01:14">
            <text:p>2022-10-09 01:01:14</text:p>
          </table:table-cell>
          <table:table-cell table:number-columns-repeated="1021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2" office:value-type="date" office:date-value="2022-10-18T17:18:21">
            <text:p>2022-10-18 17:18:21</text:p>
          </table:table-cell>
          <table:table-cell table:style-name="ce2" office:value-type="date" office:date-value="2022-10-18T20:16:58">
            <text:p>2022-10-18 20:16:58</text:p>
          </table:table-cell>
          <table:table-cell table:number-columns-repeated="1021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2" office:value-type="date" office:date-value="2022-10-19T07:27:10">
            <text:p>2022-10-19 07:27:10</text:p>
          </table:table-cell>
          <table:table-cell table:style-name="ce2" office:value-type="date" office:date-value="2022-10-19T10:35:55.000001">
            <text:p>2022-10-19 10:35:55</text:p>
          </table:table-cell>
          <table:table-cell table:number-columns-repeated="1021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2" office:value-type="date" office:date-value="2022-10-19T16:30:52.999999">
            <text:p>2022-10-19 16:30:53</text:p>
          </table:table-cell>
          <table:table-cell table:style-name="ce2" office:value-type="date" office:date-value="2022-10-19T20:01:11">
            <text:p>2022-10-19 20:01:11</text:p>
          </table:table-cell>
          <table:table-cell table:number-columns-repeated="1021"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2" office:value-type="date" office:date-value="2022-10-21T09:11:41">
            <text:p>2022-10-21 09:11:41</text:p>
          </table:table-cell>
          <table:table-cell table:style-name="ce2" office:value-type="date" office:date-value="2022-10-21T15:06:49">
            <text:p>2022-10-21 15:06:49</text:p>
          </table:table-cell>
          <table:table-cell table:number-columns-repeated="1021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2" office:value-type="date" office:date-value="2022-10-21T20:27:32">
            <text:p>2022-10-21 20:27:32</text:p>
          </table:table-cell>
          <table:table-cell table:style-name="ce2" office:value-type="date" office:date-value="2022-10-22T00:42:28">
            <text:p>2022-10-22 00:42:28</text:p>
          </table:table-cell>
          <table:table-cell table:number-columns-repeated="1021"/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2" office:value-type="date" office:date-value="2022-10-30T06:37:33">
            <text:p>2022-10-30 06:37:33</text:p>
          </table:table-cell>
          <table:table-cell table:style-name="ce2" office:value-type="date" office:date-value="2022-10-30T10:58:02.000001">
            <text:p>2022-10-30 10:58:02</text:p>
          </table:table-cell>
          <table:table-cell table:number-columns-repeated="1021"/>
        </table:table-row>
        <table:table-row table:style-name="ro2">
          <table:table-cell table:style-name="ce1" office:value-type="float" office:value="137">
            <text:p>137</text:p>
          </table:table-cell>
          <table:table-cell table:style-name="ce2" office:value-type="date" office:date-value="2022-10-31T06:31:49">
            <text:p>2022-10-31 06:31:49</text:p>
          </table:table-cell>
          <table:table-cell table:style-name="ce2" office:value-type="date" office:date-value="2022-10-31T10:29:03.000001">
            <text:p>2022-10-31 10:29:03</text:p>
          </table:table-cell>
          <table:table-cell table:number-columns-repeated="1021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2" office:value-type="date" office:date-value="2022-10-31T12:45:42">
            <text:p>2022-10-31 12:45:42</text:p>
          </table:table-cell>
          <table:table-cell table:style-name="ce2" office:value-type="date" office:date-value="2022-10-31T18:25:01.000001">
            <text:p>2022-10-31 18:25:01</text:p>
          </table:table-cell>
          <table:table-cell table:number-columns-repeated="1021"/>
        </table:table-row>
        <table:table-row table:style-name="ro2">
          <table:table-cell table:style-name="ce1" office:value-type="float" office:value="168">
            <text:p>168</text:p>
          </table:table-cell>
          <table:table-cell table:style-name="ce2" office:value-type="date" office:date-value="2022-11-02T15:28:52">
            <text:p>2022-11-02 15:28:52</text:p>
          </table:table-cell>
          <table:table-cell table:style-name="ce2" office:value-type="date" office:date-value="2022-11-02T20:48:12">
            <text:p>2022-11-02 20:48:12</text:p>
          </table:table-cell>
          <table:table-cell table:number-columns-repeated="1021"/>
        </table:table-row>
        <table:table-row table:style-name="ro2">
          <table:table-cell table:style-name="ce1" office:value-type="float" office:value="166">
            <text:p>166</text:p>
          </table:table-cell>
          <table:table-cell table:style-name="ce2" office:value-type="date" office:date-value="2022-11-05T02:21:45">
            <text:p>2022-11-05 02:21:45</text:p>
          </table:table-cell>
          <table:table-cell table:style-name="ce2" office:value-type="date" office:date-value="2022-11-05T06:39:02">
            <text:p>2022-11-05 06:39:02</text:p>
          </table:table-cell>
          <table:table-cell table:number-columns-repeated="1021"/>
        </table:table-row>
        <table:table-row table:style-name="ro2">
          <table:table-cell table:style-name="ce1" office:value-type="float" office:value="175">
            <text:p>175</text:p>
          </table:table-cell>
          <table:table-cell table:style-name="ce2" office:value-type="date" office:date-value="2022-11-05T07:13:20">
            <text:p>2022-11-05 07:13:20</text:p>
          </table:table-cell>
          <table:table-cell table:style-name="ce2" office:value-type="date" office:date-value="2022-11-05T11:51:22">
            <text:p>2022-11-05 11:51:22</text:p>
          </table:table-cell>
          <table:table-cell table:number-columns-repeated="1021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2" office:value-type="date" office:date-value="2022-11-10T14:11:33">
            <text:p>2022-11-10 14:11:33</text:p>
          </table:table-cell>
          <table:table-cell table:style-name="ce2" office:value-type="date" office:date-value="2022-11-10T19:52:50">
            <text:p>2022-11-10 19:52:50</text:p>
          </table:table-cell>
          <table:table-cell table:number-columns-repeated="1021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2" office:value-type="date" office:date-value="2022-11-19T06:06:07">
            <text:p>2022-11-19 06:06:07</text:p>
          </table:table-cell>
          <table:table-cell table:style-name="ce2" office:value-type="date" office:date-value="2022-11-19T11:00:53">
            <text:p>2022-11-19 11:00:53</text:p>
          </table:table-cell>
          <table:table-cell table:number-columns-repeated="1021"/>
        </table:table-row>
        <table:table-row table:style-name="ro2">
          <table:table-cell table:style-name="ce1" office:value-type="float" office:value="131">
            <text:p>131</text:p>
          </table:table-cell>
          <table:table-cell table:style-name="ce2" office:value-type="date" office:date-value="2022-11-20T07:46:54">
            <text:p>2022-11-20 07:46:54</text:p>
          </table:table-cell>
          <table:table-cell table:style-name="ce2" office:value-type="date" office:date-value="2022-11-20T11:55:00">
            <text:p>2022-11-20 11:55:00</text:p>
          </table:table-cell>
          <table:table-cell table:number-columns-repeated="1021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2" office:value-type="date" office:date-value="2022-11-22T01:15:31">
            <text:p>2022-11-22 01:15:31</text:p>
          </table:table-cell>
          <table:table-cell table:style-name="ce2" office:value-type="date" office:date-value="2022-11-22T05:38:25">
            <text:p>2022-11-22 05:38:25</text:p>
          </table:table-cell>
          <table:table-cell table:number-columns-repeated="1021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2" office:value-type="date" office:date-value="2022-11-22T01:40:47">
            <text:p>2022-11-22 01:40:47</text:p>
          </table:table-cell>
          <table:table-cell table:style-name="ce2" office:value-type="date" office:date-value="2022-11-22T04:45:28">
            <text:p>2022-11-22 04:45:28</text:p>
          </table:table-cell>
          <table:table-cell table:number-columns-repeated="1021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2" office:value-type="date" office:date-value="2022-11-22T21:16:46">
            <text:p>2022-11-22 21:16:46</text:p>
          </table:table-cell>
          <table:table-cell table:style-name="ce2" office:value-type="date" office:date-value="2022-11-23T01:21:42">
            <text:p>2022-11-23 01:21:42</text:p>
          </table:table-cell>
          <table:table-cell table:number-columns-repeated="1021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2" office:value-type="date" office:date-value="2022-11-24T01:32:31.000001">
            <text:p>2022-11-24 01:32:31</text:p>
          </table:table-cell>
          <table:table-cell table:style-name="ce2" office:value-type="date" office:date-value="2022-11-24T05:52:14">
            <text:p>2022-11-24 05:52:14</text:p>
          </table:table-cell>
          <table:table-cell table:number-columns-repeated="1021"/>
        </table:table-row>
        <table:table-row table:style-name="ro2">
          <table:table-cell table:style-name="ce1" office:value-type="float" office:value="184">
            <text:p>184</text:p>
          </table:table-cell>
          <table:table-cell table:style-name="ce2" office:value-type="date" office:date-value="2022-11-24T16:04:09">
            <text:p>2022-11-24 16:04:09</text:p>
          </table:table-cell>
          <table:table-cell table:style-name="ce2" office:value-type="date" office:date-value="2022-11-25T05:48:53">
            <text:p>2022-11-25 05:48:53</text:p>
          </table:table-cell>
          <table:table-cell table:number-columns-repeated="1021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2" office:value-type="date" office:date-value="2022-11-26T12:35:49.000001">
            <text:p>2022-11-26 12:35:49</text:p>
          </table:table-cell>
          <table:table-cell table:style-name="ce2" office:value-type="date" office:date-value="2022-11-26T17:14:34">
            <text:p>2022-11-26 17:14:34</text:p>
          </table:table-cell>
          <table:table-cell table:number-columns-repeated="1021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2" office:value-type="date" office:date-value="2022-11-26T21:21:29">
            <text:p>2022-11-26 21:21:29</text:p>
          </table:table-cell>
          <table:table-cell table:style-name="ce2" office:value-type="date" office:date-value="2022-11-27T02:10:13">
            <text:p>2022-11-27 02:10:13</text:p>
          </table:table-cell>
          <table:table-cell table:number-columns-repeated="1021"/>
        </table:table-row>
        <table:table-row table:style-name="ro2">
          <table:table-cell table:style-name="ce1" office:value-type="float" office:value="183">
            <text:p>183</text:p>
          </table:table-cell>
          <table:table-cell table:style-name="ce2" office:value-type="date" office:date-value="2022-11-28T19:58:29.000001">
            <text:p>2022-11-28 19:58:29</text:p>
          </table:table-cell>
          <table:table-cell table:style-name="ce2" office:value-type="date" office:date-value="2022-11-29T06:29:15.999999">
            <text:p>2022-11-29 06:29:16</text:p>
          </table:table-cell>
          <table:table-cell table:number-columns-repeated="1021"/>
        </table:table-row>
        <table:table-row table:style-name="ro2">
          <table:table-cell table:style-name="ce1" office:value-type="float" office:value="136">
            <text:p>136</text:p>
          </table:table-cell>
          <table:table-cell table:style-name="ce2" office:value-type="date" office:date-value="2022-12-01T10:12:02">
            <text:p>2022-12-01 10:12:02</text:p>
          </table:table-cell>
          <table:table-cell table:style-name="ce2" office:value-type="date" office:date-value="2022-12-01T14:46:00">
            <text:p>2022-12-01 14:46:00</text:p>
          </table:table-cell>
          <table:table-cell table:number-columns-repeated="1021"/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2" office:value-type="date" office:date-value="2022-12-06T15:39:58.999999">
            <text:p>2022-12-06 15:39:59</text:p>
          </table:table-cell>
          <table:table-cell table:style-name="ce2" office:value-type="date" office:date-value="2022-12-06T19:31:36">
            <text:p>2022-12-06 19:31:36</text:p>
          </table:table-cell>
          <table:table-cell table:number-columns-repeated="1021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2" office:value-type="date" office:date-value="2022-12-14T01:38:38.999999">
            <text:p>2022-12-14 01:38:39</text:p>
          </table:table-cell>
          <table:table-cell table:style-name="ce2" office:value-type="date" office:date-value="2022-12-14T05:23:57">
            <text:p>2022-12-14 05:23:57</text:p>
          </table:table-cell>
          <table:table-cell table:number-columns-repeated="1021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2" office:value-type="date" office:date-value="2023-01-02T06:01:18">
            <text:p>2023-01-02 06:01:18</text:p>
          </table:table-cell>
          <table:table-cell table:style-name="ce2" office:value-type="date" office:date-value="2023-01-02T10:03:08">
            <text:p>2023-01-02 10:03:08</text:p>
          </table:table-cell>
          <table:table-cell table:number-columns-repeated="1021"/>
        </table:table-row>
        <table:table-row table:style-name="ro2">
          <table:table-cell table:style-name="ce1" office:value-type="float" office:value="176">
            <text:p>176</text:p>
          </table:table-cell>
          <table:table-cell table:style-name="ce2" office:value-type="date" office:date-value="2023-01-07T12:25:37">
            <text:p>2023-01-07 12:25:37</text:p>
          </table:table-cell>
          <table:table-cell table:style-name="ce2" office:value-type="date" office:date-value="2023-01-07T17:26:54">
            <text:p>2023-01-07 17:26:54</text:p>
          </table:table-cell>
          <table:table-cell table:number-columns-repeated="1021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2" office:value-type="date" office:date-value="2023-01-08T18:05:08">
            <text:p>2023-01-08 18:05:08</text:p>
          </table:table-cell>
          <table:table-cell table:style-name="ce2" office:value-type="date" office:date-value="2023-01-08T23:28:50">
            <text:p>2023-01-08 23:28:50</text:p>
          </table:table-cell>
          <table:table-cell table:number-columns-repeated="1021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2" office:value-type="date" office:date-value="2023-01-10T07:58:23">
            <text:p>2023-01-10 07:58:23</text:p>
          </table:table-cell>
          <table:table-cell table:style-name="ce2" office:value-type="date" office:date-value="2023-01-10T14:08:44">
            <text:p>2023-01-10 14:08:44</text:p>
          </table:table-cell>
          <table:table-cell table:number-columns-repeated="1021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2" office:value-type="date" office:date-value="2023-01-10T09:00:13">
            <text:p>2023-01-10 09:00:13</text:p>
          </table:table-cell>
          <table:table-cell table:style-name="ce2" office:value-type="date" office:date-value="2023-01-10T13:30:37">
            <text:p>2023-01-10 13:30:37</text:p>
          </table:table-cell>
          <table:table-cell table:number-columns-repeated="1021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2" office:value-type="date" office:date-value="2023-01-10T12:16:07">
            <text:p>2023-01-10 12:16:07</text:p>
          </table:table-cell>
          <table:table-cell table:style-name="ce2" office:value-type="date" office:date-value="2023-01-10T16:29:11">
            <text:p>2023-01-10 16:29:11</text:p>
          </table:table-cell>
          <table:table-cell table:number-columns-repeated="1021"/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2" office:value-type="date" office:date-value="2023-01-13T21:48:35.000001">
            <text:p>2023-01-13 21:48:35</text:p>
          </table:table-cell>
          <table:table-cell table:style-name="ce2" office:value-type="date" office:date-value="2023-01-14T02:19:13">
            <text:p>2023-01-14 02:19:13</text:p>
          </table:table-cell>
          <table:table-cell table:number-columns-repeated="1021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2" office:value-type="date" office:date-value="2023-01-15T10:57:03">
            <text:p>2023-01-15 10:57:03</text:p>
          </table:table-cell>
          <table:table-cell table:style-name="ce2" office:value-type="date" office:date-value="2023-01-15T16:18:52">
            <text:p>2023-01-15 16:18:52</text:p>
          </table:table-cell>
          <table:table-cell table:number-columns-repeated="1021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2" office:value-type="date" office:date-value="2023-01-17T10:44:10">
            <text:p>2023-01-17 10:44:10</text:p>
          </table:table-cell>
          <table:table-cell table:style-name="ce2" office:value-type="date" office:date-value="2023-01-17T14:10:52">
            <text:p>2023-01-17 14:10:52</text:p>
          </table:table-cell>
          <table:table-cell table:number-columns-repeated="1021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2" office:value-type="date" office:date-value="2023-01-21T08:30:03.999999">
            <text:p>2023-01-21 08:30:04</text:p>
          </table:table-cell>
          <table:table-cell table:style-name="ce2" office:value-type="date" office:date-value="2023-01-21T14:23:14">
            <text:p>2023-01-21 14:23:14</text:p>
          </table:table-cell>
          <table:table-cell table:number-columns-repeated="1021"/>
        </table:table-row>
        <table:table-row table:style-name="ro2">
          <table:table-cell table:style-name="ce1" office:value-type="float" office:value="171">
            <text:p>171</text:p>
          </table:table-cell>
          <table:table-cell table:style-name="ce2" office:value-type="date" office:date-value="2023-01-22T19:51:45">
            <text:p>2023-01-22 19:51:45</text:p>
          </table:table-cell>
          <table:table-cell table:style-name="ce2" office:value-type="date" office:date-value="2023-01-23T01:29:45">
            <text:p>2023-01-23 01:29:45</text:p>
          </table:table-cell>
          <table:table-cell table:number-columns-repeated="1021"/>
        </table:table-row>
        <table:table-row table:style-name="ro2">
          <table:table-cell table:style-name="ce1" office:value-type="float" office:value="116">
            <text:p>116</text:p>
          </table:table-cell>
          <table:table-cell table:style-name="ce2" office:value-type="date" office:date-value="2023-01-25T22:18:27">
            <text:p>2023-01-25 22:18:27</text:p>
          </table:table-cell>
          <table:table-cell table:style-name="ce2" office:value-type="date" office:date-value="2023-01-26T02:34:21">
            <text:p>2023-01-26 02:34:21</text:p>
          </table:table-cell>
          <table:table-cell table:number-columns-repeated="1021"/>
        </table:table-row>
        <table:table-row table:style-name="ro2">
          <table:table-cell table:style-name="ce1" office:value-type="float" office:value="173">
            <text:p>173</text:p>
          </table:table-cell>
          <table:table-cell table:style-name="ce2" office:value-type="date" office:date-value="2023-01-26T04:27:26">
            <text:p>2023-01-26 04:27:26</text:p>
          </table:table-cell>
          <table:table-cell table:style-name="ce2" office:value-type="date" office:date-value="2023-01-26T08:39:48.999999">
            <text:p>2023-01-26 08:39:49</text:p>
          </table:table-cell>
          <table:table-cell table:number-columns-repeated="1021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2" office:value-type="date" office:date-value="2023-01-27T15:25:42.000001">
            <text:p>2023-01-27 15:25:42</text:p>
          </table:table-cell>
          <table:table-cell table:style-name="ce2" office:value-type="date" office:date-value="2023-01-27T18:30:05.000001">
            <text:p>2023-01-27 18:30:05</text:p>
          </table:table-cell>
          <table:table-cell table:number-columns-repeated="1021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2" office:value-type="date" office:date-value="2023-02-02T08:13:22">
            <text:p>2023-02-02 08:13:22</text:p>
          </table:table-cell>
          <table:table-cell table:style-name="ce2" office:value-type="date" office:date-value="2023-02-02T10:55:56">
            <text:p>2023-02-02 10:55:56</text:p>
          </table:table-cell>
          <table:table-cell table:number-columns-repeated="1021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2" office:value-type="date" office:date-value="2023-02-04T03:38:53">
            <text:p>2023-02-04 03:38:53</text:p>
          </table:table-cell>
          <table:table-cell table:style-name="ce2" office:value-type="date" office:date-value="2023-02-04T06:55:47">
            <text:p>2023-02-04 06:55:47</text:p>
          </table:table-cell>
          <table:table-cell table:number-columns-repeated="1021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2" office:value-type="date" office:date-value="2023-02-07T01:02:27">
            <text:p>2023-02-07 01:02:27</text:p>
          </table:table-cell>
          <table:table-cell table:style-name="ce2" office:value-type="date" office:date-value="2023-02-07T06:19:58">
            <text:p>2023-02-07 06:19:58</text:p>
          </table:table-cell>
          <table:table-cell table:number-columns-repeated="1021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2" office:value-type="date" office:date-value="2023-02-08T22:17:49">
            <text:p>2023-02-08 22:17:49</text:p>
          </table:table-cell>
          <table:table-cell table:style-name="ce2" office:value-type="date" office:date-value="2023-02-09T02:03:51.000001">
            <text:p>2023-02-09 02:03:51</text:p>
          </table:table-cell>
          <table:table-cell table:number-columns-repeated="1021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2" office:value-type="date" office:date-value="2023-02-09T19:18:18">
            <text:p>2023-02-09 19:18:18</text:p>
          </table:table-cell>
          <table:table-cell table:style-name="ce2" office:value-type="date" office:date-value="2023-02-10T01:09:48.999999">
            <text:p>2023-02-10 01:09:49</text:p>
          </table:table-cell>
          <table:table-cell table:number-columns-repeated="1021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2" office:value-type="date" office:date-value="2023-02-12T18:29:48">
            <text:p>2023-02-12 18:29:48</text:p>
          </table:table-cell>
          <table:table-cell table:style-name="ce2" office:value-type="date" office:date-value="2023-02-13T00:19:51">
            <text:p>2023-02-13 00:19:51</text:p>
          </table:table-cell>
          <table:table-cell table:number-columns-repeated="1021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2" office:value-type="date" office:date-value="2023-02-25T17:53:00.999999">
            <text:p>2023-02-25 17:53:01</text:p>
          </table:table-cell>
          <table:table-cell table:style-name="ce2" office:value-type="date" office:date-value="2023-02-25T20:54:26">
            <text:p>2023-02-25 20:54:26</text:p>
          </table:table-cell>
          <table:table-cell table:number-columns-repeated="1021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2" office:value-type="date" office:date-value="2023-02-28T01:43:59">
            <text:p>2023-02-28 01:43:59</text:p>
          </table:table-cell>
          <table:table-cell table:style-name="ce2" office:value-type="date" office:date-value="2023-02-28T06:29:04">
            <text:p>2023-02-28 06:29:04</text:p>
          </table:table-cell>
          <table:table-cell table:number-columns-repeated="1021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2" office:value-type="date" office:date-value="2023-02-28T16:25:30">
            <text:p>2023-02-28 16:25:30</text:p>
          </table:table-cell>
          <table:table-cell table:style-name="ce2" office:value-type="date" office:date-value="2023-02-28T21:15:19">
            <text:p>2023-02-28 21:15:19</text:p>
          </table:table-cell>
          <table:table-cell table:number-columns-repeated="1021"/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2" office:value-type="date" office:date-value="2023-03-01T14:01:06">
            <text:p>2023-03-01 14:01:06</text:p>
          </table:table-cell>
          <table:table-cell table:style-name="ce2" office:value-type="date" office:date-value="2023-03-01T18:40:33">
            <text:p>2023-03-01 18:40:33</text:p>
          </table:table-cell>
          <table:table-cell table:number-columns-repeated="1021"/>
        </table:table-row>
        <table:table-row table:style-name="ro2">
          <table:table-cell table:style-name="ce1" office:value-type="float" office:value="164">
            <text:p>164</text:p>
          </table:table-cell>
          <table:table-cell table:style-name="ce2" office:value-type="date" office:date-value="2023-03-03T20:38:12">
            <text:p>2023-03-03 20:38:12</text:p>
          </table:table-cell>
          <table:table-cell table:style-name="ce2" office:value-type="date" office:date-value="2023-03-04T00:36:29">
            <text:p>2023-03-04 00:36:29</text:p>
          </table:table-cell>
          <table:table-cell table:number-columns-repeated="1021"/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2" office:value-type="date" office:date-value="2023-03-04T11:29:22">
            <text:p>2023-03-04 11:29:22</text:p>
          </table:table-cell>
          <table:table-cell table:style-name="ce2" office:value-type="date" office:date-value="2023-03-04T15:41:24.999999">
            <text:p>2023-03-04 15:41:25</text:p>
          </table:table-cell>
          <table:table-cell table:number-columns-repeated="1021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2" office:value-type="date" office:date-value="2023-03-05T03:06:16">
            <text:p>2023-03-05 03:06:16</text:p>
          </table:table-cell>
          <table:table-cell table:style-name="ce2" office:value-type="date" office:date-value="2023-03-05T08:11:54">
            <text:p>2023-03-05 08:11:54</text:p>
          </table:table-cell>
          <table:table-cell table:number-columns-repeated="1021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2" office:value-type="date" office:date-value="2023-03-05T18:26:32.000001">
            <text:p>2023-03-05 18:26:32</text:p>
          </table:table-cell>
          <table:table-cell table:style-name="ce2" office:value-type="date" office:date-value="2023-03-05T22:30:09">
            <text:p>2023-03-05 22:30:09</text:p>
          </table:table-cell>
          <table:table-cell table:number-columns-repeated="1021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2" office:value-type="date" office:date-value="2023-03-07T00:00:25">
            <text:p>2023-03-07 00:00:25</text:p>
          </table:table-cell>
          <table:table-cell table:style-name="ce2" office:value-type="date" office:date-value="2023-03-07T04:13:36">
            <text:p>2023-03-07 04:13:36</text:p>
          </table:table-cell>
          <table:table-cell table:number-columns-repeated="1021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2" office:value-type="date" office:date-value="2023-03-09T13:59:25">
            <text:p>2023-03-09 13:59:25</text:p>
          </table:table-cell>
          <table:table-cell table:style-name="ce2" office:value-type="date" office:date-value="2023-03-09T17:18:48">
            <text:p>2023-03-09 17:18:48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2" office:value-type="date" office:date-value="2023-03-10T05:05:26">
            <text:p>2023-03-10 05:05:26</text:p>
          </table:table-cell>
          <table:table-cell table:style-name="ce2" office:value-type="date" office:date-value="2023-03-10T09:53:30">
            <text:p>2023-03-10 09:53:30</text:p>
          </table:table-cell>
          <table:table-cell table:number-columns-repeated="1021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2" office:value-type="date" office:date-value="2023-03-10T11:18:44">
            <text:p>2023-03-10 11:18:44</text:p>
          </table:table-cell>
          <table:table-cell table:style-name="ce2" office:value-type="date" office:date-value="2023-03-10T15:51:33">
            <text:p>2023-03-10 15:51:33</text:p>
          </table:table-cell>
          <table:table-cell table:number-columns-repeated="1021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2" office:value-type="date" office:date-value="2023-03-11T00:37:24.000001">
            <text:p>2023-03-11 00:37:24</text:p>
          </table:table-cell>
          <table:table-cell table:style-name="ce2" office:value-type="date" office:date-value="2023-03-11T05:07:52.000001">
            <text:p>2023-03-11 05:07:52</text:p>
          </table:table-cell>
          <table:table-cell table:number-columns-repeated="1021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2" office:value-type="date" office:date-value="2023-03-11T06:16:49">
            <text:p>2023-03-11 06:16:49</text:p>
          </table:table-cell>
          <table:table-cell table:style-name="ce2" office:value-type="date" office:date-value="2023-03-11T10:49:44.000001">
            <text:p>2023-03-11 10:49:44</text:p>
          </table:table-cell>
          <table:table-cell table:number-columns-repeated="1021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2" office:value-type="date" office:date-value="2023-03-13T17:35:03">
            <text:p>2023-03-13 17:35:03</text:p>
          </table:table-cell>
          <table:table-cell table:style-name="ce2" office:value-type="date" office:date-value="2023-03-13T20:47:07">
            <text:p>2023-03-13 20:47:07</text:p>
          </table:table-cell>
          <table:table-cell table:number-columns-repeated="1021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2" office:value-type="date" office:date-value="2023-03-14T21:36:57.999999">
            <text:p>2023-03-14 21:36:58</text:p>
          </table:table-cell>
          <table:table-cell table:style-name="ce2" office:value-type="date" office:date-value="2023-03-15T01:55:25">
            <text:p>2023-03-15 01:55:25</text:p>
          </table:table-cell>
          <table:table-cell table:number-columns-repeated="1021"/>
        </table:table-row>
        <table:table-row table:style-name="ro2">
          <table:table-cell table:style-name="ce1" office:value-type="float" office:value="186">
            <text:p>186</text:p>
          </table:table-cell>
          <table:table-cell table:style-name="ce2" office:value-type="date" office:date-value="2023-03-17T00:34:51">
            <text:p>2023-03-17 00:34:51</text:p>
          </table:table-cell>
          <table:table-cell table:style-name="ce2" office:value-type="date" office:date-value="2023-03-17T19:22:45">
            <text:p>2023-03-17 19:22:45</text:p>
          </table:table-cell>
          <table:table-cell table:number-columns-repeated="1021"/>
        </table:table-row>
        <table:table-row table:style-name="ro2">
          <table:table-cell table:style-name="ce1" office:value-type="float" office:value="161">
            <text:p>161</text:p>
          </table:table-cell>
          <table:table-cell table:style-name="ce2" office:value-type="date" office:date-value="2023-03-18T20:21:42">
            <text:p>2023-03-18 20:21:42</text:p>
          </table:table-cell>
          <table:table-cell table:style-name="ce2" office:value-type="date" office:date-value="2023-03-18T23:53:27">
            <text:p>2023-03-18 23:53:27</text:p>
          </table:table-cell>
          <table:table-cell table:number-columns-repeated="1021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2" office:value-type="date" office:date-value="2023-03-25T01:23:44">
            <text:p>2023-03-25 01:23:44</text:p>
          </table:table-cell>
          <table:table-cell table:style-name="ce2" office:value-type="date" office:date-value="2023-03-25T04:44:49">
            <text:p>2023-03-25 04:44:49</text:p>
          </table:table-cell>
          <table:table-cell table:number-columns-repeated="1021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2" office:value-type="date" office:date-value="2023-03-27T04:14:36">
            <text:p>2023-03-27 04:14:36</text:p>
          </table:table-cell>
          <table:table-cell table:style-name="ce2" office:value-type="date" office:date-value="2023-03-27T07:23:28">
            <text:p>2023-03-27 07:23:28</text:p>
          </table:table-cell>
          <table:table-cell table:number-columns-repeated="1021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2" office:value-type="date" office:date-value="2023-03-27T20:17:33">
            <text:p>2023-03-27 20:17:33</text:p>
          </table:table-cell>
          <table:table-cell table:style-name="ce2" office:value-type="date" office:date-value="2023-03-27T23:33:50.000001">
            <text:p>2023-03-27 23:33:50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2" office:value-type="date" office:date-value="2023-03-29T20:18:38">
            <text:p>2023-03-29 20:18:38</text:p>
          </table:table-cell>
          <table:table-cell table:style-name="ce2" office:value-type="date" office:date-value="2023-03-29T23:51:21.000001">
            <text:p>2023-03-29 23:51:21</text:p>
          </table:table-cell>
          <table:table-cell table:number-columns-repeated="1021"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2" office:value-type="date" office:date-value="2023-04-03T23:22:34">
            <text:p>2023-04-03 23:22:34</text:p>
          </table:table-cell>
          <table:table-cell table:style-name="ce2" office:value-type="date" office:date-value="2023-04-04T05:33:44">
            <text:p>2023-04-04 05:33:44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2" office:value-type="date" office:date-value="2023-04-05T07:14:27">
            <text:p>2023-04-05 07:14:27</text:p>
          </table:table-cell>
          <table:table-cell table:style-name="ce2" office:value-type="date" office:date-value="2023-04-05T11:14:25">
            <text:p>2023-04-05 11:14:25</text:p>
          </table:table-cell>
          <table:table-cell table:number-columns-repeated="1021"/>
        </table:table-row>
        <table:table-row table:style-name="ro2">
          <table:table-cell table:style-name="ce1" office:value-type="float" office:value="111">
            <text:p>111</text:p>
          </table:table-cell>
          <table:table-cell table:style-name="ce2" office:value-type="date" office:date-value="2023-04-06T18:07:30.000001">
            <text:p>2023-04-06 18:07:30</text:p>
          </table:table-cell>
          <table:table-cell table:style-name="ce2" office:value-type="date" office:date-value="2023-04-06T22:09:35">
            <text:p>2023-04-06 22:09:35</text:p>
          </table:table-cell>
          <table:table-cell table:number-columns-repeated="1021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2" office:value-type="date" office:date-value="2023-04-07T08:20:27">
            <text:p>2023-04-07 08:20:27</text:p>
          </table:table-cell>
          <table:table-cell table:style-name="ce2" office:value-type="date" office:date-value="2023-04-07T11:55:03">
            <text:p>2023-04-07 11:55:03</text:p>
          </table:table-cell>
          <table:table-cell table:number-columns-repeated="1021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2" office:value-type="date" office:date-value="2023-04-07T15:36:42">
            <text:p>2023-04-07 15:36:42</text:p>
          </table:table-cell>
          <table:table-cell table:style-name="ce2" office:value-type="date" office:date-value="2023-04-07T19:27:38">
            <text:p>2023-04-07 19:27:38</text:p>
          </table:table-cell>
          <table:table-cell table:number-columns-repeated="1021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2" office:value-type="date" office:date-value="2023-04-09T19:55:42.999999">
            <text:p>2023-04-09 19:55:43</text:p>
          </table:table-cell>
          <table:table-cell table:style-name="ce2" office:value-type="date" office:date-value="2023-04-09T23:12:53">
            <text:p>2023-04-09 23:12:53</text:p>
          </table:table-cell>
          <table:table-cell table:number-columns-repeated="1021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2" office:value-type="date" office:date-value="2023-04-10T18:08:25">
            <text:p>2023-04-10 18:08:25</text:p>
          </table:table-cell>
          <table:table-cell table:style-name="ce2" office:value-type="date" office:date-value="2023-04-10T21:47:02">
            <text:p>2023-04-10 21:47:02</text:p>
          </table:table-cell>
          <table:table-cell table:number-columns-repeated="1021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2" office:value-type="date" office:date-value="2023-04-18T02:28:43">
            <text:p>2023-04-18 02:28:43</text:p>
          </table:table-cell>
          <table:table-cell table:style-name="ce2" office:value-type="date" office:date-value="2023-04-18T06:38:47">
            <text:p>2023-04-18 06:38:47</text:p>
          </table:table-cell>
          <table:table-cell table:number-columns-repeated="1021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2" office:value-type="date" office:date-value="2023-04-20T16:41:58.000001">
            <text:p>2023-04-20 16:41:58</text:p>
          </table:table-cell>
          <table:table-cell table:style-name="ce2" office:value-type="date" office:date-value="2023-04-20T23:58:07">
            <text:p>2023-04-20 23:58:07</text:p>
          </table:table-cell>
          <table:table-cell table:number-columns-repeated="1021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8">05/28/2023</text:date>, <text:time>23:45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8T23:45:17.50</dc:date>
    <dc:creator>Дарья Пучкова</dc:creator>
    <meta:document-statistic meta:table-count="1" meta:cell-count="574" meta:object-count="0"/>
    <meta:generator>OpenOffice/4.1.14$Win32 OpenOffice.org_project/4114m1$Build-9811</meta:generator>
  </office:meta>
</office:document-meta>
</file>